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Florian Brouillet<text:tab/><text:tab/><text:tab/><text:tab/><text:tab/><text:tab/><text:tab/> <text:tab/><text:tab/> <text:s text:c="13"/>ESIEA Laval </text:p>
      <text:p text:style-name="Standard">5A<text:tab/><text:tab/><text:tab/><text:tab/><text:tab/><text:tab/><text:tab/><text:tab/><text:tab/><text:tab/><text:tab/> <text:s text:c="9"/>Décembre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P1">Implementation and Attack of Trapdoored</text:p>
      <text:p text:style-name="P1">Stream Ciphers (Project)</text:p>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text:tab/>The objective of the exercice hereby presented is to implement two rigged algorithms and find mathematical trapdoors embedded in the Stream Ciphers that allow breaking with better performances than sheer bruteforce attacks, and using those flaws to recover the plaintext from four ciphertexts.</text:p>
      <text:p text:style-name="Standard"/>
      <text:p text:style-name="Standard"/>
      <text:h text:style-name="Heading_20_4" text:outline-level="4">Implementing systems SCEX_T1 and SCEX_T2</text:h>
      <text:p text:style-name="Standard"/>
      <text:p text:style-name="Standard"><text:tab/> The two Trapped Stream Ciphers are implemented in the files SCEX_T1.c and SCEX_T2.c on the basis of the algorithm of the previously presented project, with the adjusments described to implement the trapdoors.</text:p>
      <text:p text:style-name="Standard"/>
      <text:p text:style-name="Standard"><text:tab/></text:p>
      <text:h text:style-name="Heading_20_4" text:outline-level="4">Mathematical analysis and Cryptanalysis</text:h>
      <text:p text:style-name="Standard"/>
      <text:p text:style-name="Standard"><text:tab/>I could not find any functionning result with the four provided cipher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BROUILLET</meta:initial-creator>
    <meta:creation-date>2015-12-30T00:07:55.09</meta:creation-date>
    <dc:date>2015-12-30T00:43:56.71</dc:date>
    <dc:creator>Florian BROUILLET</dc:creator>
    <meta:editing-duration>PT32M11S</meta:editing-duration>
    <meta:editing-cycles>5</meta:editing-cycles>
    <meta:generator>OpenOffice/4.1.1$Win32 OpenOffice.org_project/411m6$Build-9775</meta:generator>
    <meta:document-statistic meta:table-count="0" meta:image-count="0" meta:object-count="0" meta:page-count="1" meta:paragraph-count="11" meta:word-count="111" meta:character-count="814"/>
  </office:meta>
</office:document-meta>
</file>